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886.25pt" svg:height="255.23pt" svg:x="3.12pt" svg:y="154.37pt">
            <draw:object draw:notify-on-update-of-ranges="'set-results'.A1:'set-results'.A1 'set-results'.A2:'set-results'.A12 'set-results'.B1:'set-results'.B1 'set-results'.B2:'set-results'.B12 'set-results'.A1:'set-results'.A1 'set-results'.A2:'set-results'.A12 'set-results'.C1:'set-results'.C1 'set-results'.C2:'set-results'.C12 'set-results'.A1:'set-results'.A1 'set-results'.A2:'set-results'.A12 'set-results'.D1:'set-results'.D1 'set-results'.D2:'set-results'.D12 'set-results'.A1:'set-results'.A1 'set-results'.A2:'set-results'.A12 'set-results'.E1:'set-results'.E1 'set-results'.E2:'set-results'.E12 'set-results'.A1:'set-results'.A1 'set-results'.A2:'set-results'.A12 'set-results'.F1:'set-results'.F1 'set-results'.F2:'set-results'.F12 'set-results'.A1:'set-results'.A1 'set-results'.A2:'set-results'.A12 'set-results'.G1:'set-results'.G1 'set-results'.G2:'set-results'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Michael hash-table with coarse locking lists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21" calcext:value-type="float">
            <text:p>24421</text:p>
          </table:table-cell>
          <table:table-cell office:value-type="float" office:value="24384" calcext:value-type="float">
            <text:p>24384</text:p>
          </table:table-cell>
          <table:table-cell office:value-type="float" office:value="24341" calcext:value-type="float">
            <text:p>24341</text:p>
          </table:table-cell>
          <table:table-cell office:value-type="float" office:value="24460" calcext:value-type="float">
            <text:p>24460</text:p>
          </table:table-cell>
          <table:table-cell office:value-type="float" office:value="24448" calcext:value-type="float">
            <text:p>24448</text:p>
          </table:table-cell>
          <table:table-cell office:value-type="float" office:value="24462" calcext:value-type="float">
            <text:p>24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520" calcext:value-type="float">
            <text:p>139520</text:p>
          </table:table-cell>
          <table:table-cell office:value-type="float" office:value="138731" calcext:value-type="float">
            <text:p>138731</text:p>
          </table:table-cell>
          <table:table-cell office:value-type="float" office:value="139631" calcext:value-type="float">
            <text:p>139631</text:p>
          </table:table-cell>
          <table:table-cell office:value-type="float" office:value="131752" calcext:value-type="float">
            <text:p>131752</text:p>
          </table:table-cell>
          <table:table-cell office:value-type="float" office:value="139367" calcext:value-type="float">
            <text:p>139367</text:p>
          </table:table-cell>
          <table:table-cell office:value-type="float" office:value="139773" calcext:value-type="float">
            <text:p>1397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542" calcext:value-type="float">
            <text:p>246542</text:p>
          </table:table-cell>
          <table:table-cell office:value-type="float" office:value="247408" calcext:value-type="float">
            <text:p>247408</text:p>
          </table:table-cell>
          <table:table-cell office:value-type="float" office:value="248842" calcext:value-type="float">
            <text:p>248842</text:p>
          </table:table-cell>
          <table:table-cell office:value-type="float" office:value="226147" calcext:value-type="float">
            <text:p>226147</text:p>
          </table:table-cell>
          <table:table-cell office:value-type="float" office:value="246929" calcext:value-type="float">
            <text:p>246929</text:p>
          </table:table-cell>
          <table:table-cell office:value-type="float" office:value="247529" calcext:value-type="float">
            <text:p>2475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719" calcext:value-type="float">
            <text:p>341719</text:p>
          </table:table-cell>
          <table:table-cell office:value-type="float" office:value="341422" calcext:value-type="float">
            <text:p>341422</text:p>
          </table:table-cell>
          <table:table-cell office:value-type="float" office:value="341010" calcext:value-type="float">
            <text:p>341010</text:p>
          </table:table-cell>
          <table:table-cell office:value-type="float" office:value="309413" calcext:value-type="float">
            <text:p>309413</text:p>
          </table:table-cell>
          <table:table-cell office:value-type="float" office:value="340957" calcext:value-type="float">
            <text:p>340957</text:p>
          </table:table-cell>
          <table:table-cell office:value-type="float" office:value="341135" calcext:value-type="float">
            <text:p>341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5182" calcext:value-type="float">
            <text:p>435182</text:p>
          </table:table-cell>
          <table:table-cell office:value-type="float" office:value="434641" calcext:value-type="float">
            <text:p>434641</text:p>
          </table:table-cell>
          <table:table-cell office:value-type="float" office:value="430223" calcext:value-type="float">
            <text:p>430223</text:p>
          </table:table-cell>
          <table:table-cell office:value-type="float" office:value="390775" calcext:value-type="float">
            <text:p>390775</text:p>
          </table:table-cell>
          <table:table-cell office:value-type="float" office:value="434104" calcext:value-type="float">
            <text:p>434104</text:p>
          </table:table-cell>
          <table:table-cell office:value-type="float" office:value="433828" calcext:value-type="float">
            <text:p>4338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3228" calcext:value-type="float">
            <text:p>793228</text:p>
          </table:table-cell>
          <table:table-cell office:value-type="float" office:value="792495" calcext:value-type="float">
            <text:p>792495</text:p>
          </table:table-cell>
          <table:table-cell office:value-type="float" office:value="780726" calcext:value-type="float">
            <text:p>780726</text:p>
          </table:table-cell>
          <table:table-cell office:value-type="float" office:value="691033" calcext:value-type="float">
            <text:p>691033</text:p>
          </table:table-cell>
          <table:table-cell office:value-type="float" office:value="792093" calcext:value-type="float">
            <text:p>792093</text:p>
          </table:table-cell>
          <table:table-cell office:value-type="float" office:value="791784" calcext:value-type="float">
            <text:p>7917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40090" calcext:value-type="float">
            <text:p>1140090</text:p>
          </table:table-cell>
          <table:table-cell office:value-type="float" office:value="1140320" calcext:value-type="float">
            <text:p>1140320</text:p>
          </table:table-cell>
          <table:table-cell office:value-type="float" office:value="1124460" calcext:value-type="float">
            <text:p>1124460</text:p>
          </table:table-cell>
          <table:table-cell office:value-type="float" office:value="964961" calcext:value-type="float">
            <text:p>964961</text:p>
          </table:table-cell>
          <table:table-cell office:value-type="float" office:value="1136500" calcext:value-type="float">
            <text:p>1136500</text:p>
          </table:table-cell>
          <table:table-cell office:value-type="float" office:value="1137360" calcext:value-type="float">
            <text:p>1137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2830" calcext:value-type="float">
            <text:p>1472830</text:p>
          </table:table-cell>
          <table:table-cell office:value-type="float" office:value="1472530" calcext:value-type="float">
            <text:p>1472530</text:p>
          </table:table-cell>
          <table:table-cell office:value-type="float" office:value="1452410" calcext:value-type="float">
            <text:p>1452410</text:p>
          </table:table-cell>
          <table:table-cell office:value-type="float" office:value="1225040" calcext:value-type="float">
            <text:p>1225040</text:p>
          </table:table-cell>
          <table:table-cell office:value-type="float" office:value="1470220" calcext:value-type="float">
            <text:p>1470220</text:p>
          </table:table-cell>
          <table:table-cell office:value-type="float" office:value="1470560" calcext:value-type="float">
            <text:p>14705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94040" calcext:value-type="float">
            <text:p>1794040</text:p>
          </table:table-cell>
          <table:table-cell office:value-type="float" office:value="1790900" calcext:value-type="float">
            <text:p>1790900</text:p>
          </table:table-cell>
          <table:table-cell office:value-type="float" office:value="1761070" calcext:value-type="float">
            <text:p>1761070</text:p>
          </table:table-cell>
          <table:table-cell office:value-type="float" office:value="1446760" calcext:value-type="float">
            <text:p>1446760</text:p>
          </table:table-cell>
          <table:table-cell office:value-type="float" office:value="1789060" calcext:value-type="float">
            <text:p>1789060</text:p>
          </table:table-cell>
          <table:table-cell office:value-type="float" office:value="1790090" calcext:value-type="float">
            <text:p>17900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90810" calcext:value-type="float">
            <text:p>2090810</text:p>
          </table:table-cell>
          <table:table-cell office:value-type="float" office:value="2091850" calcext:value-type="float">
            <text:p>2091850</text:p>
          </table:table-cell>
          <table:table-cell office:value-type="float" office:value="2048590" calcext:value-type="float">
            <text:p>2048590</text:p>
          </table:table-cell>
          <table:table-cell office:value-type="float" office:value="1682800" calcext:value-type="float">
            <text:p>1682800</text:p>
          </table:table-cell>
          <table:table-cell office:value-type="float" office:value="2088480" calcext:value-type="float">
            <text:p>2088480</text:p>
          </table:table-cell>
          <table:table-cell office:value-type="float" office:value="2090060" calcext:value-type="float">
            <text:p>20900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80100" calcext:value-type="float">
            <text:p>2380100</text:p>
          </table:table-cell>
          <table:table-cell office:value-type="float" office:value="2376530" calcext:value-type="float">
            <text:p>2376530</text:p>
          </table:table-cell>
          <table:table-cell office:value-type="float" office:value="2316890" calcext:value-type="float">
            <text:p>2316890</text:p>
          </table:table-cell>
          <table:table-cell office:value-type="float" office:value="1937040" calcext:value-type="float">
            <text:p>1937040</text:p>
          </table:table-cell>
          <table:table-cell office:value-type="float" office:value="2376110" calcext:value-type="float">
            <text:p>2376110</text:p>
          </table:table-cell>
          <table:table-cell office:value-type="float" office:value="2374360" calcext:value-type="float">
            <text:p>2374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1:01:11.969214271</dc:date>
    <dc:creator>andrew </dc:creator>
    <meta:editing-duration>PT47S</meta:editing-duration>
    <meta:editing-cycles>1</meta:editing-cycles>
    <meta:document-statistic meta:table-count="1" meta:cell-count="8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66cm" svg:height="9.005cm" xlink:href=".." xlink:type="simple" chart:class="chart:scatter" chart:style-name="ch1">
        <chart:legend chart:legend-position="end" svg:x="23.122cm" svg:y="2.958cm" style:legend-expansion="high" chart:style-name="ch2"/>
        <chart:plot-area chart:style-name="ch3" table:cell-range-address="'set-results'.A1:'set-results'.G12" chart:data-source-has-labels="row" svg:x="0.625cm" svg:y="0.18cm" svg:width="21.872cm" svg:height="8.645cm">
          <chartooo:coordinate-region svg:x="2.172cm" svg:y="0.379cm" svg:width="20.0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B2:'set-results'.B12" chart:label-cell-address="'set-results'.B1:'set-results'.B1" chart:class="chart:scatter">
            <chart:domain table:cell-range-address="'set-results'.A2:'set-results'.A12"/>
            <chart:data-point chart:repeated="11"/>
          </chart:series>
          <chart:series chart:style-name="ch7" chart:values-cell-range-address="'set-results'.C2:'set-results'.C12" chart:label-cell-address="'set-results'.C1:'set-results'.C1" chart:class="chart:scatter">
            <chart:data-point chart:repeated="11"/>
          </chart:series>
          <chart:series chart:style-name="ch8" chart:values-cell-range-address="'set-results'.D2:'set-results'.D12" chart:label-cell-address="'set-results'.D1:'set-results'.D1" chart:class="chart:scatter">
            <chart:data-point chart:repeated="11"/>
          </chart:series>
          <chart:series chart:style-name="ch9" chart:values-cell-range-address="'set-results'.E2:'set-results'.E12" chart:label-cell-address="'set-results'.E1:'set-results'.E1" chart:class="chart:scatter">
            <chart:data-point chart:repeated="11"/>
          </chart:series>
          <chart:series chart:style-name="ch10" chart:values-cell-range-address="'set-results'.F2:'set-results'.F12" chart:label-cell-address="'set-results'.F1:'set-results'.F1" chart:class="chart:scatter">
            <chart:data-point chart:repeated="11"/>
          </chart:series>
          <chart:series chart:style-name="ch11" chart:values-cell-range-address="'set-results'.G2:'set-results'.G12" chart:label-cell-address="'set-results'.G1:'set-results'.G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chael hash-table"</text:p>
                <draw:g>
                  <svg:desc>'set-results'.B1:'set-results'.B1</svg:desc>
                </draw:g>
              </table:table-cell>
              <table:table-cell office:value-type="string">
                <text:p>Michael hash-table with coarse locking lists"</text:p>
                <draw:g>
                  <svg:desc>'set-results'.C1:'set-results'.C1</svg:desc>
                </draw:g>
              </table:table-cell>
              <table:table-cell office:value-type="string">
                <text:p>std::unordered_set with mutex"</text:p>
                <draw:g>
                  <svg:desc>'set-results'.D1:'set-results'.D1</svg:desc>
                </draw:g>
              </table:table-cell>
              <table:table-cell office:value-type="string">
                <text:p>std::unordered_set with spin-lock"</text:p>
                <draw:g>
                  <svg:desc>'set-results'.E1:'set-results'.E1</svg:desc>
                </draw:g>
              </table:table-cell>
              <table:table-cell office:value-type="string">
                <text:p>tbb::concurent_hash_map"</text:p>
                <draw:g>
                  <svg:desc>'set-results'.F1:'set-results'.F1</svg:desc>
                </draw:g>
              </table:table-cell>
              <table:table-cell office:value-type="string">
                <text:p>cds::michael_set"</text:p>
                <draw:g>
                  <svg:desc>'set-results'.G1:'set-resul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12</svg:desc>
                </draw:g>
              </table:table-cell>
              <table:table-cell office:value-type="float" office:value="24421">
                <text:p>24421</text:p>
                <draw:g>
                  <svg:desc>'set-results'.B2:'set-results'.B12</svg:desc>
                </draw:g>
              </table:table-cell>
              <table:table-cell office:value-type="float" office:value="24384">
                <text:p>24384</text:p>
                <draw:g>
                  <svg:desc>'set-results'.C2:'set-results'.C12</svg:desc>
                </draw:g>
              </table:table-cell>
              <table:table-cell office:value-type="float" office:value="24341">
                <text:p>24341</text:p>
                <draw:g>
                  <svg:desc>'set-results'.D2:'set-results'.D12</svg:desc>
                </draw:g>
              </table:table-cell>
              <table:table-cell office:value-type="float" office:value="24460">
                <text:p>24460</text:p>
                <draw:g>
                  <svg:desc>'set-results'.E2:'set-results'.E12</svg:desc>
                </draw:g>
              </table:table-cell>
              <table:table-cell office:value-type="float" office:value="24448">
                <text:p>24448</text:p>
                <draw:g>
                  <svg:desc>'set-results'.F2:'set-results'.F12</svg:desc>
                </draw:g>
              </table:table-cell>
              <table:table-cell office:value-type="float" office:value="24462">
                <text:p>24462</text:p>
                <draw:g>
                  <svg:desc>'set-results'.G2:'set-results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9520">
                <text:p>139520</text:p>
              </table:table-cell>
              <table:table-cell office:value-type="float" office:value="138731">
                <text:p>138731</text:p>
              </table:table-cell>
              <table:table-cell office:value-type="float" office:value="139631">
                <text:p>139631</text:p>
              </table:table-cell>
              <table:table-cell office:value-type="float" office:value="131752">
                <text:p>131752</text:p>
              </table:table-cell>
              <table:table-cell office:value-type="float" office:value="139367">
                <text:p>139367</text:p>
              </table:table-cell>
              <table:table-cell office:value-type="float" office:value="139773">
                <text:p>139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46542">
                <text:p>246542</text:p>
              </table:table-cell>
              <table:table-cell office:value-type="float" office:value="247408">
                <text:p>247408</text:p>
              </table:table-cell>
              <table:table-cell office:value-type="float" office:value="248842">
                <text:p>248842</text:p>
              </table:table-cell>
              <table:table-cell office:value-type="float" office:value="226147">
                <text:p>226147</text:p>
              </table:table-cell>
              <table:table-cell office:value-type="float" office:value="246929">
                <text:p>246929</text:p>
              </table:table-cell>
              <table:table-cell office:value-type="float" office:value="247529">
                <text:p>247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41719">
                <text:p>341719</text:p>
              </table:table-cell>
              <table:table-cell office:value-type="float" office:value="341422">
                <text:p>341422</text:p>
              </table:table-cell>
              <table:table-cell office:value-type="float" office:value="341010">
                <text:p>341010</text:p>
              </table:table-cell>
              <table:table-cell office:value-type="float" office:value="309413">
                <text:p>309413</text:p>
              </table:table-cell>
              <table:table-cell office:value-type="float" office:value="340957">
                <text:p>340957</text:p>
              </table:table-cell>
              <table:table-cell office:value-type="float" office:value="341135">
                <text:p>341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35182">
                <text:p>435182</text:p>
              </table:table-cell>
              <table:table-cell office:value-type="float" office:value="434641">
                <text:p>434641</text:p>
              </table:table-cell>
              <table:table-cell office:value-type="float" office:value="430223">
                <text:p>430223</text:p>
              </table:table-cell>
              <table:table-cell office:value-type="float" office:value="390775">
                <text:p>390775</text:p>
              </table:table-cell>
              <table:table-cell office:value-type="float" office:value="434104">
                <text:p>434104</text:p>
              </table:table-cell>
              <table:table-cell office:value-type="float" office:value="433828">
                <text:p>43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93228">
                <text:p>793228</text:p>
              </table:table-cell>
              <table:table-cell office:value-type="float" office:value="792495">
                <text:p>792495</text:p>
              </table:table-cell>
              <table:table-cell office:value-type="float" office:value="780726">
                <text:p>780726</text:p>
              </table:table-cell>
              <table:table-cell office:value-type="float" office:value="691033">
                <text:p>691033</text:p>
              </table:table-cell>
              <table:table-cell office:value-type="float" office:value="792093">
                <text:p>792093</text:p>
              </table:table-cell>
              <table:table-cell office:value-type="float" office:value="791784">
                <text:p>791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140090">
                <text:p>1140090</text:p>
              </table:table-cell>
              <table:table-cell office:value-type="float" office:value="1140320">
                <text:p>1140320</text:p>
              </table:table-cell>
              <table:table-cell office:value-type="float" office:value="1124460">
                <text:p>1124460</text:p>
              </table:table-cell>
              <table:table-cell office:value-type="float" office:value="964961">
                <text:p>964961</text:p>
              </table:table-cell>
              <table:table-cell office:value-type="float" office:value="1136500">
                <text:p>1136500</text:p>
              </table:table-cell>
              <table:table-cell office:value-type="float" office:value="1137360">
                <text:p>1137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472830">
                <text:p>1472830</text:p>
              </table:table-cell>
              <table:table-cell office:value-type="float" office:value="1472530">
                <text:p>1472530</text:p>
              </table:table-cell>
              <table:table-cell office:value-type="float" office:value="1452410">
                <text:p>1452410</text:p>
              </table:table-cell>
              <table:table-cell office:value-type="float" office:value="1225040">
                <text:p>1225040</text:p>
              </table:table-cell>
              <table:table-cell office:value-type="float" office:value="1470220">
                <text:p>1470220</text:p>
              </table:table-cell>
              <table:table-cell office:value-type="float" office:value="1470560">
                <text:p>14705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794040">
                <text:p>1794040</text:p>
              </table:table-cell>
              <table:table-cell office:value-type="float" office:value="1790900">
                <text:p>1790900</text:p>
              </table:table-cell>
              <table:table-cell office:value-type="float" office:value="1761070">
                <text:p>1761070</text:p>
              </table:table-cell>
              <table:table-cell office:value-type="float" office:value="1446760">
                <text:p>1446760</text:p>
              </table:table-cell>
              <table:table-cell office:value-type="float" office:value="1789060">
                <text:p>1789060</text:p>
              </table:table-cell>
              <table:table-cell office:value-type="float" office:value="1790090">
                <text:p>17900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090810">
                <text:p>2090810</text:p>
              </table:table-cell>
              <table:table-cell office:value-type="float" office:value="2091850">
                <text:p>2091850</text:p>
              </table:table-cell>
              <table:table-cell office:value-type="float" office:value="2048590">
                <text:p>2048590</text:p>
              </table:table-cell>
              <table:table-cell office:value-type="float" office:value="1682800">
                <text:p>1682800</text:p>
              </table:table-cell>
              <table:table-cell office:value-type="float" office:value="2088480">
                <text:p>2088480</text:p>
              </table:table-cell>
              <table:table-cell office:value-type="float" office:value="2090060">
                <text:p>20900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2380100">
                <text:p>2380100</text:p>
              </table:table-cell>
              <table:table-cell office:value-type="float" office:value="2376530">
                <text:p>2376530</text:p>
              </table:table-cell>
              <table:table-cell office:value-type="float" office:value="2316890">
                <text:p>2316890</text:p>
              </table:table-cell>
              <table:table-cell office:value-type="float" office:value="1937040">
                <text:p>1937040</text:p>
              </table:table-cell>
              <table:table-cell office:value-type="float" office:value="2376110">
                <text:p>2376110</text:p>
              </table:table-cell>
              <table:table-cell office:value-type="float" office:value="2374360">
                <text:p>2374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